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2"/>
    <style:style style:name="P4" style:family="paragraph" style:parent-style-name="List_20_Paragraph" style:list-style-name="WWNum3"/>
    <style:style style:name="P5" style:family="paragraph" style:parent-style-name="List_20_Paragraph" style:list-style-name="WWNum5"/>
    <style:style style:name="P6" style:family="paragraph" style:parent-style-name="List_20_Paragraph" style:list-style-name="WWNum6"/>
    <style:style style:name="P7" style:family="paragraph" style:parent-style-name="List_20_Paragraph" style:list-style-name="WWNum7"/>
    <style:style style:name="P8" style:family="paragraph" style:parent-style-name="List_20_Paragraph" style:list-style-name="WWNum8"/>
    <style:style style:name="T1" style:family="text">
      <style:text-properties style:text-position="super 58%"/>
    </style:style>
    <style:style style:name="T2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sus’ Life</text:p>
      <text:list xml:id="list539228397125977297" text:style-name="WWNum1">
        <text:list-item>
          <text:p text:style-name="P2">Born in 4 BCE</text:p>
        </text:list-item>
        <text:list-item>
          <text:p text:style-name="P2">Little is known of his early life – worked with his father, Joseph, as a carpenter</text:p>
        </text:list-item>
        <text:list-item>
          <text:p text:style-name="P2">First incident with religion occurs in a temple when he is twelve</text:p>
        </text:list-item>
        <text:list-item>
          <text:p text:style-name="P2">Baptized by John the Baptist at age 30</text:p>
        </text:list-item>
        <text:list-item>
          <text:p text:style-name="P2">Retreated to the wilderness for 40 days, where he makes three important decisions:</text:p>
          <text:list>
            <text:list-item>
              <text:p text:style-name="P2">He would not work, but depend on charity to survive</text:p>
            </text:list-item>
            <text:list-item>
              <text:p text:style-name="P2">He would not use spectacular methods to draw attention</text:p>
            </text:list-item>
            <text:list-item>
              <text:p text:style-name="P2">He decided against the pursuit of political power.</text:p>
            </text:list-item>
          </text:list>
        </text:list-item>
        <text:list-item>
          <text:p text:style-name="P2">Began 3 year ministry of spreading his philosophy and beliefs</text:p>
        </text:list-item>
        <text:list-item>
          <text:p text:style-name="P2">As he became more popular, authorities started to look for ways to stop him</text:p>
        </text:list-item>
        <text:list-item>
          <text:p text:style-name="P2">Leaders destroyed the temple as a sign of power</text:p>
        </text:list-item>
        <text:list-item>
          <text:p text:style-name="P2">Returned to Jerusalem – Welcomed warmly by the people</text:p>
        </text:list-item>
        <text:list-item>
          <text:p text:style-name="P2">Last supper, betrayal by Judas</text:p>
        </text:list-item>
        <text:list-item>
          <text:p text:style-name="P2">Arrested for political blasphemy</text:p>
        </text:list-item>
        <text:list-item>
          <text:p text:style-name="P2">Tried and convicted by the Romans</text:p>
        </text:list-item>
        <text:list-item>
          <text:p text:style-name="P2">Crucified</text:p>
        </text:list-item>
        <text:list-item>
          <text:p text:style-name="P2">Buried, three days later he rose from the dead</text:p>
        </text:list-item>
        <text:list-item>
          <text:p text:style-name="P2">The resurrection is the key event in the formation of Christianity</text:p>
        </text:list-item>
      </text:list>
      <text:p text:style-name="Standard">Groups and institutions</text:p>
      <text:p text:style-name="Standard">Over hundreds of years, the Christian Church formalized its beliefs</text:p>
      <text:p text:style-name="Standard">Roman Catholic Church</text:p>
      <text:list xml:id="list4194895986383231255" text:style-name="WWNum2">
        <text:list-item>
          <text:p text:style-name="P3">Western Church expanded its influence</text:p>
        </text:list-item>
        <text:list-item>
          <text:p text:style-name="P3">Crusades “holy wars” were common</text:p>
        </text:list-item>
        <text:list-item>
          <text:p text:style-name="P3">The pope plays a central role</text:p>
        </text:list-item>
        <text:list-item>
          <text:p text:style-name="P3">Popes are considered to have papal infallibility, which means they are protected from error by God.</text:p>
        </text:list-item>
        <text:list-item>
          <text:p text:style-name="P3">In 1543, the Church spent eighteen years at the Council of Trent affirming all of its basic teachings, which started the Catholic Reformation.</text:p>
        </text:list-item>
        <text:list-item>
          <text:p text:style-name="P3">This is where they identified the 7 sacraments and outlined the 3 destinations for the souls of the dead – Heaven, hell, and purgatory (a temporary state in which souls exist until they are cleansed of sin and can enter heaven.)</text:p>
        </text:list-item>
      </text:list>
      <text:p text:style-name="Standard">Eastern Schism</text:p>
      <text:list xml:id="list4151014038438912208" text:style-name="WWNum3">
        <text:list-item>
          <text:p text:style-name="P4">Church grew larger, conflict also grew</text:p>
        </text:list-item>
        <text:list-item>
          <text:p text:style-name="P4">Pope was given authority, nnot everyone agreed</text:p>
        </text:list-item>
        <text:list-item>
          <text:p text:style-name="P4">Doctorine (policies) were also a source of conflict</text:p>
        </text:list-item>
        <text:list-item>
          <text:p text:style-name="P4">EX: A Latin word, Filioque Clause, was inserted into the Nicene Creed by the Church in the West</text:p>
        </text:list-item>
      </text:list>
      <text:p text:style-name="Standard"/>
      <text:p text:style-name="Standard">Anglican Church</text:p>
      <text:list xml:id="list8403300689836866197" text:style-name="WWNum5">
        <text:list-item>
          <text:p text:style-name="P5"><text:soft-page-break/>Formed by King Henry VIII for political reasons.</text:p>
        </text:list-item>
        <text:list-item>
          <text:p text:style-name="P5">Do not recognize the authority of the pope and do not accept the doctorine of transubstantiation</text:p>
        </text:list-item>
        <text:list-item>
          <text:p text:style-name="P5">Their ceremony is similar to that of Catholicism</text:p>
        </text:list-item>
      </text:list>
      <text:p text:style-name="Standard">Baptist Church</text:p>
      <text:list xml:id="list215883489438154745" text:style-name="WWNum6">
        <text:list-item>
          <text:p text:style-name="P6">Have their origin in the Anabaptist movement of the 16<text:span text:style-name="T1">th</text:span> century Protestants.</text:p>
        </text:list-item>
        <text:list-item>
          <text:p text:style-name="P6">Believe that becoming a Christian should be a mature and informed decision so adults choose to be baptized.</text:p>
        </text:list-item>
      </text:list>
      <text:p text:style-name="Standard">The Methodist Church</text:p>
      <text:list xml:id="list1864836686508019155" text:style-name="WWNum7">
        <text:list-item>
          <text:p text:style-name="P7">Started by John Wesley, an Anglican priest</text:p>
        </text:list-item>
        <text:list-item>
          <text:p text:style-name="P7">Stresses a Christian lifestyle – “Do no harm, do good, attend to all the ordinances of God”</text:p>
        </text:list-item>
        <text:list-item>
          <text:p text:style-name="P7">Celebrate baptism</text:p>
        </text:list-item>
        <text:list-item>
          <text:p text:style-name="P7">The liturgy is a song-filled preaching service, occasionally concluded by Holy Communion</text:p>
        </text:list-item>
        <text:list-item>
          <text:p text:style-name="P7">William and Catherine Booth, married Methodist preachers, started the Salvation Army to bring faith to the un-churched in London, England</text:p>
        </text:list-item>
      </text:list>
      <text:p text:style-name="Standard">The Evangelical Movement</text:p>
      <text:list xml:id="list2421723612876105486" text:style-name="WWNum8">
        <text:list-item>
          <text:p text:style-name="P8">Represents a very active form of Christian belief and practices based on the <text:span text:style-name="T2">literal authority </text:span>of the Bible.</text:p>
        </text:list-item>
        <text:list-item>
          <text:p text:style-name="P8">Very active in charitable causes, such as World Visio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CA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CA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311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031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311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0311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311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0311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311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0311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31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</meta:initial-creator>
    <dc:creator>Jack McCracken</dc:creator>
    <meta:editing-cycles>4</meta:editing-cycles>
    <meta:creation-date>2013-02-22T15:39:00</meta:creation-date>
    <dc:date>2013-02-25T15:56:00</dc:date>
    <meta:editing-duration>PT2M8S</meta:editing-duration>
    <meta:generator>LibreOffice/4.1.2.3$Linux_X86_64 LibreOffice_project/410m0$Build-3</meta:generator>
    <meta:document-statistic meta:table-count="0" meta:image-count="0" meta:object-count="0" meta:page-count="2" meta:paragraph-count="49" meta:word-count="506" meta:character-count="2847" meta:non-whitespace-character-count="24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